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 style:vertical-align="auto" fo:margin-bottom="0.0694in" fo:line-height="90%"/>
    </style:style>
    <style:style style:name="T3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P4" style:parent-style-name="Normal" style:family="paragraph">
      <style:paragraph-properties fo:text-align="center" style:vertical-align="auto" fo:margin-bottom="0.0694in" fo:line-height="90%"/>
    </style:style>
    <style:style style:name="T5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P6" style:parent-style-name="Normal" style:family="paragraph">
      <style:paragraph-properties fo:text-align="center" style:vertical-align="auto" fo:margin-bottom="0.0694in" fo:line-height="90%"/>
    </style:style>
    <style:style style:name="T7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P8" style:parent-style-name="Normal" style:family="paragraph">
      <style:paragraph-properties fo:text-align="center" style:vertical-align="auto" fo:margin-bottom="0.0694in" fo:line-height="90%"/>
    </style:style>
    <style:style style:name="T9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P10" style:parent-style-name="Normal" style:family="paragraph">
      <style:paragraph-properties fo:text-align="center" style:vertical-align="auto" fo:margin-bottom="0.0694in" fo:line-height="90%"/>
    </style:style>
    <style:style style:name="T11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P12" style:parent-style-name="Normal" style:family="paragraph">
      <style:paragraph-properties fo:text-align="center" style:vertical-align="auto" fo:margin-bottom="0.0694in" fo:line-height="90%"/>
    </style:style>
    <style:style style:name="T13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P14" style:parent-style-name="Normal" style:family="paragraph">
      <style:paragraph-properties fo:text-align="center" style:vertical-align="auto" fo:margin-bottom="0.0694in" fo:line-height="90%"/>
    </style:style>
    <style:style style:name="T15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P16" style:parent-style-name="Normal" style:family="paragraph">
      <style:paragraph-properties fo:text-align="center" style:vertical-align="auto" fo:margin-bottom="0.0694in" fo:line-height="90%"/>
    </style:style>
    <style:style style:name="T17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P18" style:parent-style-name="Normal" style:family="paragraph">
      <style:paragraph-properties fo:text-align="center" style:vertical-align="auto" fo:margin-bottom="0.0694in" fo:line-height="90%"/>
    </style:style>
    <style:style style:name="T19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name="P20" style:parent-style-name="Normal" style:family="paragraph">
      <style:paragraph-properties fo:text-align="center" style:vertical-align="auto" fo:margin-bottom="0.0694in" fo:line-height="90%"/>
    </style:style>
    <style:style style:name="T21" style:parent-style-name="DefaultParagraphFont" style:family="text">
      <style:text-properties style:font-name-complex="Calibri" fo:color="#000000" style:letter-kerning="true" fo:font-size="12pt" style:font-size-asian="12pt" style:font-size-complex="12pt"/>
    </style:style>
    <style:style style:family="graphic" style:name="a10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parallel" style:wrap-contour="false" style:horizontal-rel="page-content" style:vertical-rel="page-content" style:horizontal-pos="center" style:vertical-pos="middle"/>
    </style:style>
    <style:style style:family="graphic" style:name="a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9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g draw:z-index="251658240" draw:name="Diagram 1" draw:id="id19" draw:style-name="a19" text:anchor-type="paragraph"><svg:title/><svg:desc/><draw:custom-shape svg:x="4.69306in" svg:y="0.56804in" svg:width="4.12489in" svg:height="0.23858in" draw:id="id0" draw:style-name="a0" draw:name="Freeform: Shape 2"><svg:title/><svg:desc/><draw:enhanced-geometry draw:type="non-primitive" svg:viewBox="0 0 3772061 218218" draw:enhanced-path="M ?f0 ?f0 L ?f0 ?f3 ?f1 ?f3 ?f1 ?f2 N" draw:text-areas="?f8 ?f10 ?f9 ?f11"><draw:equation draw:name="f0" draw:formula="0"/><draw:equation draw:name="f1" draw:formula="3772061"/><draw:equation draw:name="f2" draw:formula="218218"/><draw:equation draw:name="f3" draw:formula="109109"/><draw:equation draw:name="f4" draw:formula="?f2 - ?f0"/><draw:equation draw:name="f5" draw:formula="?f1 - ?f0"/><draw:equation draw:name="f6" draw:formula="?f5 / 3772061"/><draw:equation draw:name="f7" draw:formula="?f4 / 218218"/><draw:equation draw:name="f8" draw:formula="0 / ?f6"/><draw:equation draw:name="f9" draw:formula="3772061 / ?f6"/><draw:equation draw:name="f10" draw:formula="0 / ?f7"/><draw:equation draw:name="f11" draw:formula="218218 / ?f7"/></draw:enhanced-geometry></draw:custom-shape><draw:custom-shape svg:x="4.69306in" svg:y="0.56804in" svg:width="2.74993in" svg:height="0.23858in" draw:id="id1" draw:style-name="a1" draw:name="Freeform: Shape 3"><svg:title/><svg:desc/><draw:enhanced-geometry draw:type="non-primitive" svg:viewBox="0 0 2514707 218218" draw:enhanced-path="M ?f0 ?f0 L ?f0 ?f3 ?f1 ?f3 ?f1 ?f2 N" draw:text-areas="?f8 ?f10 ?f9 ?f11"><draw:equation draw:name="f0" draw:formula="0"/><draw:equation draw:name="f1" draw:formula="2514707"/><draw:equation draw:name="f2" draw:formula="218218"/><draw:equation draw:name="f3" draw:formula="109109"/><draw:equation draw:name="f4" draw:formula="?f2 - ?f0"/><draw:equation draw:name="f5" draw:formula="?f1 - ?f0"/><draw:equation draw:name="f6" draw:formula="?f5 / 2514707"/><draw:equation draw:name="f7" draw:formula="?f4 / 218218"/><draw:equation draw:name="f8" draw:formula="0 / ?f6"/><draw:equation draw:name="f9" draw:formula="2514707 / ?f6"/><draw:equation draw:name="f10" draw:formula="0 / ?f7"/><draw:equation draw:name="f11" draw:formula="218218 / ?f7"/></draw:enhanced-geometry></draw:custom-shape><draw:custom-shape svg:x="4.69306in" svg:y="0.56804in" svg:width="1.37496in" svg:height="0.23858in" draw:id="id2" draw:style-name="a2" draw:name="Freeform: Shape 4"><svg:title/><svg:desc/><draw:enhanced-geometry draw:type="non-primitive" svg:viewBox="0 0 1257353 218218" draw:enhanced-path="M ?f0 ?f0 L ?f0 ?f3 ?f1 ?f3 ?f1 ?f2 N" draw:text-areas="?f8 ?f10 ?f9 ?f11"><draw:equation draw:name="f0" draw:formula="0"/><draw:equation draw:name="f1" draw:formula="1257353"/><draw:equation draw:name="f2" draw:formula="218218"/><draw:equation draw:name="f3" draw:formula="109109"/><draw:equation draw:name="f4" draw:formula="?f2 - ?f0"/><draw:equation draw:name="f5" draw:formula="?f1 - ?f0"/><draw:equation draw:name="f6" draw:formula="?f5 / 1257353"/><draw:equation draw:name="f7" draw:formula="?f4 / 218218"/><draw:equation draw:name="f8" draw:formula="0 / ?f6"/><draw:equation draw:name="f9" draw:formula="1257353 / ?f6"/><draw:equation draw:name="f10" draw:formula="0 / ?f7"/><draw:equation draw:name="f11" draw:formula="218218 / ?f7"/></draw:enhanced-geometry></draw:custom-shape><draw:custom-shape svg:x="4.64306in" svg:y="0.56804in" svg:width="0.09999in" svg:height="0.23858in" draw:id="id3" draw:style-name="a3" draw:name="Freeform: Shape 5"><svg:title/><svg:desc/><draw:enhanced-geometry draw:type="non-primitive" svg:viewBox="0 0 91440 218218" draw:enhanced-path="M ?f3 ?f0 L ?f3 ?f2 N" draw:text-areas="?f8 ?f10 ?f9 ?f11"><draw:equation draw:name="f0" draw:formula="0"/><draw:equation draw:name="f1" draw:formula="91440"/><draw:equation draw:name="f2" draw:formula="218218"/><draw:equation draw:name="f3" draw:formula="45720"/><draw:equation draw:name="f4" draw:formula="?f2 - ?f0"/><draw:equation draw:name="f5" draw:formula="?f1 - ?f0"/><draw:equation draw:name="f6" draw:formula="?f5 / 91440"/><draw:equation draw:name="f7" draw:formula="?f4 / 218218"/><draw:equation draw:name="f8" draw:formula="0 / ?f6"/><draw:equation draw:name="f9" draw:formula="91440 / ?f6"/><draw:equation draw:name="f10" draw:formula="0 / ?f7"/><draw:equation draw:name="f11" draw:formula="218218 / ?f7"/></draw:enhanced-geometry></draw:custom-shape><draw:custom-shape svg:x="2.86356in" svg:y="1.37464in" svg:width="0.17045in" svg:height="0.52259in" draw:id="id4" draw:style-name="a4" draw:name="Freeform: Shape 6"><svg:title/><svg:desc/><draw:enhanced-geometry draw:type="non-primitive" svg:viewBox="0 0 155870 478002" draw:enhanced-path="M ?f0 ?f0 L ?f0 ?f2 ?f1 ?f2 N" draw:text-areas="?f7 ?f9 ?f8 ?f10"><draw:equation draw:name="f0" draw:formula="0"/><draw:equation draw:name="f1" draw:formula="155870"/><draw:equation draw:name="f2" draw:formula="478002"/><draw:equation draw:name="f3" draw:formula="?f2 - ?f0"/><draw:equation draw:name="f4" draw:formula="?f1 - ?f0"/><draw:equation draw:name="f5" draw:formula="?f4 / 155870"/><draw:equation draw:name="f6" draw:formula="?f3 / 478002"/><draw:equation draw:name="f7" draw:formula="0 / ?f5"/><draw:equation draw:name="f8" draw:formula="155870 / ?f5"/><draw:equation draw:name="f9" draw:formula="0 / ?f6"/><draw:equation draw:name="f10" draw:formula="478002 / ?f6"/></draw:enhanced-geometry></draw:custom-shape><draw:custom-shape svg:x="3.31809in" svg:y="0.56804in" svg:width="1.37496in" svg:height="0.23858in" draw:id="id5" draw:style-name="a5" draw:name="Freeform: Shape 7"><svg:title/><svg:desc/><draw:enhanced-geometry draw:type="non-primitive" svg:viewBox="0 0 1257353 218218" draw:enhanced-path="M ?f1 ?f0 L ?f1 ?f3 ?f0 ?f3 ?f0 ?f2 N" draw:text-areas="?f8 ?f10 ?f9 ?f11"><draw:equation draw:name="f0" draw:formula="0"/><draw:equation draw:name="f1" draw:formula="1257353"/><draw:equation draw:name="f2" draw:formula="218218"/><draw:equation draw:name="f3" draw:formula="109109"/><draw:equation draw:name="f4" draw:formula="?f2 - ?f0"/><draw:equation draw:name="f5" draw:formula="?f1 - ?f0"/><draw:equation draw:name="f6" draw:formula="?f5 / 1257353"/><draw:equation draw:name="f7" draw:formula="?f4 / 218218"/><draw:equation draw:name="f8" draw:formula="0 / ?f6"/><draw:equation draw:name="f9" draw:formula="1257353 / ?f6"/><draw:equation draw:name="f10" draw:formula="0 / ?f7"/><draw:equation draw:name="f11" draw:formula="218218 / ?f7"/></draw:enhanced-geometry></draw:custom-shape><draw:custom-shape svg:x="1.4886in" svg:y="1.37464in" svg:width="0.17045in" svg:height="0.52259in" draw:id="id6" draw:style-name="a6" draw:name="Freeform: Shape 8"><svg:title/><svg:desc/><draw:enhanced-geometry draw:type="non-primitive" svg:viewBox="0 0 155870 478002" draw:enhanced-path="M ?f0 ?f0 L ?f0 ?f2 ?f1 ?f2 N" draw:text-areas="?f7 ?f9 ?f8 ?f10"><draw:equation draw:name="f0" draw:formula="0"/><draw:equation draw:name="f1" draw:formula="155870"/><draw:equation draw:name="f2" draw:formula="478002"/><draw:equation draw:name="f3" draw:formula="?f2 - ?f0"/><draw:equation draw:name="f4" draw:formula="?f1 - ?f0"/><draw:equation draw:name="f5" draw:formula="?f4 / 155870"/><draw:equation draw:name="f6" draw:formula="?f3 / 478002"/><draw:equation draw:name="f7" draw:formula="0 / ?f5"/><draw:equation draw:name="f8" draw:formula="155870 / ?f5"/><draw:equation draw:name="f9" draw:formula="0 / ?f6"/><draw:equation draw:name="f10" draw:formula="478002 / ?f6"/></draw:enhanced-geometry></draw:custom-shape><draw:custom-shape svg:x="1.94314in" svg:y="0.56804in" svg:width="2.74993in" svg:height="0.23858in" draw:id="id7" draw:style-name="a7" draw:name="Freeform: Shape 9"><svg:title/><svg:desc/><draw:enhanced-geometry draw:type="non-primitive" svg:viewBox="0 0 2514707 218218" draw:enhanced-path="M ?f1 ?f0 L ?f1 ?f3 ?f0 ?f3 ?f0 ?f2 N" draw:text-areas="?f8 ?f10 ?f9 ?f11"><draw:equation draw:name="f0" draw:formula="0"/><draw:equation draw:name="f1" draw:formula="2514707"/><draw:equation draw:name="f2" draw:formula="218218"/><draw:equation draw:name="f3" draw:formula="109109"/><draw:equation draw:name="f4" draw:formula="?f2 - ?f0"/><draw:equation draw:name="f5" draw:formula="?f1 - ?f0"/><draw:equation draw:name="f6" draw:formula="?f5 / 2514707"/><draw:equation draw:name="f7" draw:formula="?f4 / 218218"/><draw:equation draw:name="f8" draw:formula="0 / ?f6"/><draw:equation draw:name="f9" draw:formula="2514707 / ?f6"/><draw:equation draw:name="f10" draw:formula="0 / ?f7"/><draw:equation draw:name="f11" draw:formula="218218 / ?f7"/></draw:enhanced-geometry></draw:custom-shape><draw:custom-shape svg:x="0.56817in" svg:y="0.56804in" svg:width="4.12489in" svg:height="0.23858in" draw:id="id8" draw:style-name="a8" draw:name="Freeform: Shape 10"><svg:title/><svg:desc/><draw:enhanced-geometry draw:type="non-primitive" svg:viewBox="0 0 3772061 218218" draw:enhanced-path="M ?f1 ?f0 L ?f1 ?f3 ?f0 ?f3 ?f0 ?f2 N" draw:text-areas="?f8 ?f10 ?f9 ?f11"><draw:equation draw:name="f0" draw:formula="0"/><draw:equation draw:name="f1" draw:formula="3772061"/><draw:equation draw:name="f2" draw:formula="218218"/><draw:equation draw:name="f3" draw:formula="109109"/><draw:equation draw:name="f4" draw:formula="?f2 - ?f0"/><draw:equation draw:name="f5" draw:formula="?f1 - ?f0"/><draw:equation draw:name="f6" draw:formula="?f5 / 3772061"/><draw:equation draw:name="f7" draw:formula="?f4 / 218218"/><draw:equation draw:name="f8" draw:formula="0 / ?f6"/><draw:equation draw:name="f9" draw:formula="3772061 / ?f6"/><draw:equation draw:name="f10" draw:formula="0 / ?f7"/><draw:equation draw:name="f11" draw:formula="218218 / ?f7"/></draw:enhanced-geometry></draw:custom-shape><draw:custom-shape svg:x="4.12489in" svg:y="0in" svg:width="1.13633in" svg:height="0.56804in" draw:id="id9" draw:style-name="a9" draw:name="Freeform: Shape 11"><svg:title/><svg:desc/><text:p text:style-name="P2"><text:span text:style-name="T3">Home</text:span></text:p><draw:enhanced-geometry draw:type="non-primitive" svg:viewBox="0 0 1039135 51956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039135"/><draw:equation draw:name="f2" draw:formula="519567"/><draw:equation draw:name="f3" draw:formula="?f2 - ?f0"/><draw:equation draw:name="f4" draw:formula="?f1 - ?f0"/><draw:equation draw:name="f5" draw:formula="?f4 / 1039135"/><draw:equation draw:name="f6" draw:formula="?f3 / 519567"/><draw:equation draw:name="f7" draw:formula="0 * ?f4"/><draw:equation draw:name="f8" draw:formula="0 * ?f3"/><draw:equation draw:name="f9" draw:formula="1039135 * ?f4"/><draw:equation draw:name="f10" draw:formula="519567 * ?f3"/><draw:equation draw:name="f11" draw:formula="?f7 / 1039135"/><draw:equation draw:name="f12" draw:formula="?f8 / 519567"/><draw:equation draw:name="f13" draw:formula="?f9 / 1039135"/><draw:equation draw:name="f14" draw:formula="?f10 / 51956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in" svg:y="0.8066in" svg:width="1.13633in" svg:height="0.56804in" draw:id="id10" draw:style-name="a10" draw:name="Freeform: Shape 12"><svg:title/><svg:desc/><text:p text:style-name="P4"><text:span text:style-name="T5">Introduction</text:span></text:p><draw:enhanced-geometry draw:type="non-primitive" svg:viewBox="0 0 1039135 51956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039135"/><draw:equation draw:name="f2" draw:formula="519567"/><draw:equation draw:name="f3" draw:formula="?f2 - ?f0"/><draw:equation draw:name="f4" draw:formula="?f1 - ?f0"/><draw:equation draw:name="f5" draw:formula="?f4 / 1039135"/><draw:equation draw:name="f6" draw:formula="?f3 / 519567"/><draw:equation draw:name="f7" draw:formula="0 * ?f4"/><draw:equation draw:name="f8" draw:formula="0 * ?f3"/><draw:equation draw:name="f9" draw:formula="1039135 * ?f4"/><draw:equation draw:name="f10" draw:formula="519567 * ?f3"/><draw:equation draw:name="f11" draw:formula="?f7 / 1039135"/><draw:equation draw:name="f12" draw:formula="?f8 / 519567"/><draw:equation draw:name="f13" draw:formula="?f9 / 1039135"/><draw:equation draw:name="f14" draw:formula="?f10 / 51956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37497in" svg:y="0.8066in" svg:width="1.13633in" svg:height="0.56804in" draw:id="id11" draw:style-name="a11" draw:name="Freeform: Shape 13"><svg:title/><svg:desc/><text:p text:style-name="P6"><text:span text:style-name="T7">Why do we have this inequality?</text:span></text:p><draw:enhanced-geometry draw:type="non-primitive" svg:viewBox="0 0 1039135 51956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039135"/><draw:equation draw:name="f2" draw:formula="519567"/><draw:equation draw:name="f3" draw:formula="?f2 - ?f0"/><draw:equation draw:name="f4" draw:formula="?f1 - ?f0"/><draw:equation draw:name="f5" draw:formula="?f4 / 1039135"/><draw:equation draw:name="f6" draw:formula="?f3 / 519567"/><draw:equation draw:name="f7" draw:formula="0 * ?f4"/><draw:equation draw:name="f8" draw:formula="0 * ?f3"/><draw:equation draw:name="f9" draw:formula="1039135 * ?f4"/><draw:equation draw:name="f10" draw:formula="519567 * ?f3"/><draw:equation draw:name="f11" draw:formula="?f7 / 1039135"/><draw:equation draw:name="f12" draw:formula="?f8 / 519567"/><draw:equation draw:name="f13" draw:formula="?f9 / 1039135"/><draw:equation draw:name="f14" draw:formula="?f10 / 51956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65905in" svg:y="1.61321in" svg:width="1.13633in" svg:height="0.56804in" draw:id="id12" draw:style-name="a12" draw:name="Freeform: Shape 14"><svg:title/><svg:desc/><text:p text:style-name="P8"><text:span text:style-name="T9">Few tips to begin</text:span></text:p><draw:enhanced-geometry draw:type="non-primitive" svg:viewBox="0 0 1039135 51956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039135"/><draw:equation draw:name="f2" draw:formula="519567"/><draw:equation draw:name="f3" draw:formula="?f2 - ?f0"/><draw:equation draw:name="f4" draw:formula="?f1 - ?f0"/><draw:equation draw:name="f5" draw:formula="?f4 / 1039135"/><draw:equation draw:name="f6" draw:formula="?f3 / 519567"/><draw:equation draw:name="f7" draw:formula="0 * ?f4"/><draw:equation draw:name="f8" draw:formula="0 * ?f3"/><draw:equation draw:name="f9" draw:formula="1039135 * ?f4"/><draw:equation draw:name="f10" draw:formula="519567 * ?f3"/><draw:equation draw:name="f11" draw:formula="?f7 / 1039135"/><draw:equation draw:name="f12" draw:formula="?f8 / 519567"/><draw:equation draw:name="f13" draw:formula="?f9 / 1039135"/><draw:equation draw:name="f14" draw:formula="?f10 / 51956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74993in" svg:y="0.8066in" svg:width="1.13633in" svg:height="0.56804in" draw:id="id13" draw:style-name="a13" draw:name="Freeform: Shape 15"><svg:title/><svg:desc/><text:p text:style-name="P10"><text:span text:style-name="T11">Role Models</text:span></text:p><draw:enhanced-geometry draw:type="non-primitive" svg:viewBox="0 0 1039135 51956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039135"/><draw:equation draw:name="f2" draw:formula="519567"/><draw:equation draw:name="f3" draw:formula="?f2 - ?f0"/><draw:equation draw:name="f4" draw:formula="?f1 - ?f0"/><draw:equation draw:name="f5" draw:formula="?f4 / 1039135"/><draw:equation draw:name="f6" draw:formula="?f3 / 519567"/><draw:equation draw:name="f7" draw:formula="0 * ?f4"/><draw:equation draw:name="f8" draw:formula="0 * ?f3"/><draw:equation draw:name="f9" draw:formula="1039135 * ?f4"/><draw:equation draw:name="f10" draw:formula="519567 * ?f3"/><draw:equation draw:name="f11" draw:formula="?f7 / 1039135"/><draw:equation draw:name="f12" draw:formula="?f8 / 519567"/><draw:equation draw:name="f13" draw:formula="?f9 / 1039135"/><draw:equation draw:name="f14" draw:formula="?f10 / 51956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3.03401in" svg:y="1.61321in" svg:width="1.13633in" svg:height="0.56804in" draw:id="id14" draw:style-name="a14" draw:name="Freeform: Shape 16"><svg:title/><svg:desc/><text:p text:style-name="P12"><text:span text:style-name="T13">Link to The Guardian</text:span></text:p><draw:enhanced-geometry draw:type="non-primitive" svg:viewBox="0 0 1039135 51956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039135"/><draw:equation draw:name="f2" draw:formula="519567"/><draw:equation draw:name="f3" draw:formula="?f2 - ?f0"/><draw:equation draw:name="f4" draw:formula="?f1 - ?f0"/><draw:equation draw:name="f5" draw:formula="?f4 / 1039135"/><draw:equation draw:name="f6" draw:formula="?f3 / 519567"/><draw:equation draw:name="f7" draw:formula="0 * ?f4"/><draw:equation draw:name="f8" draw:formula="0 * ?f3"/><draw:equation draw:name="f9" draw:formula="1039135 * ?f4"/><draw:equation draw:name="f10" draw:formula="519567 * ?f3"/><draw:equation draw:name="f11" draw:formula="?f7 / 1039135"/><draw:equation draw:name="f12" draw:formula="?f8 / 519567"/><draw:equation draw:name="f13" draw:formula="?f9 / 1039135"/><draw:equation draw:name="f14" draw:formula="?f10 / 51956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12489in" svg:y="0.8066in" svg:width="1.13633in" svg:height="0.56804in" draw:id="id15" draw:style-name="a15" draw:name="Freeform: Shape 17"><svg:title/><svg:desc/><text:p text:style-name="P14"><text:span text:style-name="T15">About HTML</text:span></text:p><draw:enhanced-geometry draw:type="non-primitive" svg:viewBox="0 0 1039135 51956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039135"/><draw:equation draw:name="f2" draw:formula="519567"/><draw:equation draw:name="f3" draw:formula="?f2 - ?f0"/><draw:equation draw:name="f4" draw:formula="?f1 - ?f0"/><draw:equation draw:name="f5" draw:formula="?f4 / 1039135"/><draw:equation draw:name="f6" draw:formula="?f3 / 519567"/><draw:equation draw:name="f7" draw:formula="0 * ?f4"/><draw:equation draw:name="f8" draw:formula="0 * ?f3"/><draw:equation draw:name="f9" draw:formula="1039135 * ?f4"/><draw:equation draw:name="f10" draw:formula="519567 * ?f3"/><draw:equation draw:name="f11" draw:formula="?f7 / 1039135"/><draw:equation draw:name="f12" draw:formula="?f8 / 519567"/><draw:equation draw:name="f13" draw:formula="?f9 / 1039135"/><draw:equation draw:name="f14" draw:formula="?f10 / 51956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5.49986in" svg:y="0.8066in" svg:width="1.13633in" svg:height="0.56804in" draw:id="id16" draw:style-name="a16" draw:name="Freeform: Shape 18"><svg:title/><svg:desc/><text:p text:style-name="P16"><text:span text:style-name="T17">About CSS</text:span></text:p><draw:enhanced-geometry draw:type="non-primitive" svg:viewBox="0 0 1039135 51956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039135"/><draw:equation draw:name="f2" draw:formula="519567"/><draw:equation draw:name="f3" draw:formula="?f2 - ?f0"/><draw:equation draw:name="f4" draw:formula="?f1 - ?f0"/><draw:equation draw:name="f5" draw:formula="?f4 / 1039135"/><draw:equation draw:name="f6" draw:formula="?f3 / 519567"/><draw:equation draw:name="f7" draw:formula="0 * ?f4"/><draw:equation draw:name="f8" draw:formula="0 * ?f3"/><draw:equation draw:name="f9" draw:formula="1039135 * ?f4"/><draw:equation draw:name="f10" draw:formula="519567 * ?f3"/><draw:equation draw:name="f11" draw:formula="?f7 / 1039135"/><draw:equation draw:name="f12" draw:formula="?f8 / 519567"/><draw:equation draw:name="f13" draw:formula="?f9 / 1039135"/><draw:equation draw:name="f14" draw:formula="?f10 / 51956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6.87482in" svg:y="0.8066in" svg:width="1.13633in" svg:height="0.56804in" draw:id="id17" draw:style-name="a17" draw:name="Freeform: Shape 19"><svg:title/><svg:desc/><text:p text:style-name="P18"><text:span text:style-name="T19">About URL</text:span></text:p><draw:enhanced-geometry draw:type="non-primitive" svg:viewBox="0 0 1039135 51956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039135"/><draw:equation draw:name="f2" draw:formula="519567"/><draw:equation draw:name="f3" draw:formula="?f2 - ?f0"/><draw:equation draw:name="f4" draw:formula="?f1 - ?f0"/><draw:equation draw:name="f5" draw:formula="?f4 / 1039135"/><draw:equation draw:name="f6" draw:formula="?f3 / 519567"/><draw:equation draw:name="f7" draw:formula="0 * ?f4"/><draw:equation draw:name="f8" draw:formula="0 * ?f3"/><draw:equation draw:name="f9" draw:formula="1039135 * ?f4"/><draw:equation draw:name="f10" draw:formula="519567 * ?f3"/><draw:equation draw:name="f11" draw:formula="?f7 / 1039135"/><draw:equation draw:name="f12" draw:formula="?f8 / 519567"/><draw:equation draw:name="f13" draw:formula="?f9 / 1039135"/><draw:equation draw:name="f14" draw:formula="?f10 / 51956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8.24978in" svg:y="0.8066in" svg:width="1.13633in" svg:height="0.56804in" draw:id="id18" draw:style-name="a18" draw:name="Freeform: Shape 20"><svg:title/><svg:desc/><text:p text:style-name="P20"><text:span text:style-name="T21">Contact</text:span></text:p><draw:enhanced-geometry draw:type="non-primitive" svg:viewBox="0 0 1039135 519567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039135"/><draw:equation draw:name="f2" draw:formula="519567"/><draw:equation draw:name="f3" draw:formula="?f2 - ?f0"/><draw:equation draw:name="f4" draw:formula="?f1 - ?f0"/><draw:equation draw:name="f5" draw:formula="?f4 / 1039135"/><draw:equation draw:name="f6" draw:formula="?f3 / 519567"/><draw:equation draw:name="f7" draw:formula="0 * ?f4"/><draw:equation draw:name="f8" draw:formula="0 * ?f3"/><draw:equation draw:name="f9" draw:formula="1039135 * ?f4"/><draw:equation draw:name="f10" draw:formula="519567 * ?f3"/><draw:equation draw:name="f11" draw:formula="?f7 / 1039135"/><draw:equation draw:name="f12" draw:formula="?f8 / 519567"/><draw:equation draw:name="f13" draw:formula="?f9 / 1039135"/><draw:equation draw:name="f14" draw:formula="?f10 / 519567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ina Ahrens</meta:initial-creator>
    <dc:creator>Karina Ahrens</dc:creator>
    <meta:creation-date>2020-03-04T11:44:00Z</meta:creation-date>
    <dc:date>2020-03-04T11:59:00Z</dc:date>
    <meta:print-date>2020-03-04T11:58:00Z</meta:print-date>
    <meta:template xlink:href="Normal" xlink:type="simple"/>
    <meta:editing-cycles>2</meta:editing-cycles>
    <meta:editing-duration>PT840S</meta:editing-duration>
    <meta:document-statistic meta:page-count="1" meta:paragraph-count="1" meta:word-count="0" meta:character-count="1" meta:row-count="1" meta:non-whitespace-character-count="1"/>
  </office:meta>
</office:document-meta>
</file>